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99cc99" draw:fill="solid" draw:fill-color="#99cc99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color="#ff6666" draw:fill="solid" draw:fill-color="#ff6666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12pt" style:font-size-complex="12pt"/>
    </style:style>
    <style:style style:name="T1" style:family="text">
      <style:text-properties fo:font-size="8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55cm" svg:height="0.669cm" svg:x="1.254cm" svg:y="1.381cm">
          <text:p text:style-name="P1"><text:span text:style-name="T1">init_optdept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" draw:id="id1" draw:layer="layout" svg:width="4.55cm" svg:height="0.669cm" svg:x="1.254cm" svg:y="2.281cm">
          <text:p text:style-name="P1"><text:span text:style-name="T1">ta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7" draw:id="id7" draw:layer="layout" svg:width="4.55cm" svg:height="0.669cm" svg:x="6.554cm" svg:y="7.781cm">
          <text:p text:style-name="P1"><text:span text:style-name="T1">printtoomu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" draw:id="id2" draw:layer="layout" svg:width="4.55cm" svg:height="0.669cm" svg:x="6.554cm" svg:y="2.281cm">
          <text:p text:style-name="P1"><text:span text:style-name="T1">save1Darr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3" draw:id="id3" draw:layer="layout" svg:width="4.55cm" svg:height="0.669cm" svg:x="6.554cm" svg:y="3.181cm">
          <text:p text:style-name="P1"><text:span text:style-name="T1">saveta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4" draw:id="id4" draw:layer="layout" svg:width="4.55cm" svg:height="0.669cm" svg:x="6.554cm" svg:y="5.081cm">
          <text:p text:style-name="P1"><text:span text:style-name="T1">savemolEx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5" draw:id="id5" draw:layer="layout" svg:width="4.55cm" svg:height="0.669cm" svg:x="6.554cm" svg:y="5.981cm">
          <text:p text:style-name="P1"><text:span text:style-name="T1">close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6" draw:id="id6" draw:layer="layout" svg:width="4.55cm" svg:height="0.669cm" svg:x="6.554cm" svg:y="6.881cm">
          <text:p text:style-name="P1"><text:span text:style-name="T1">detail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line" svg:x1="5.804cm" svg:y1="2.615cm" svg:x2="6.554cm" svg:y2="2.615cm" draw:start-shape="id1" draw:start-glue-point="1" draw:end-shape="id2" draw:end-glue-point="3" svg:d="M5804 2615h750" svg:viewBox="0 0 751 1">
          <text:p/>
        </draw:connector>
        <draw:connector draw:style-name="gr2" draw:text-style-name="P1" draw:layer="layout" draw:type="line" svg:x1="5.804cm" svg:y1="2.615cm" svg:x2="6.554cm" svg:y2="3.515cm" draw:start-shape="id1" draw:end-shape="id3" draw:end-glue-point="3" svg:d="M5804 2615l750 900" svg:viewBox="0 0 751 901">
          <text:p/>
        </draw:connector>
        <draw:connector draw:style-name="gr2" draw:text-style-name="P1" draw:layer="layout" draw:type="line" svg:x1="5.804cm" svg:y1="2.615cm" svg:x2="6.554cm" svg:y2="5.415cm" draw:start-shape="id1" draw:end-shape="id4" draw:end-glue-point="3" svg:d="M5804 2615l750 2800" svg:viewBox="0 0 751 2801">
          <text:p/>
        </draw:connector>
        <draw:connector draw:style-name="gr2" draw:text-style-name="P1" draw:layer="layout" draw:type="line" svg:x1="5.804cm" svg:y1="2.615cm" svg:x2="6.554cm" svg:y2="6.315cm" draw:start-shape="id1" draw:end-shape="id5" draw:end-glue-point="3" svg:d="M5804 2615l750 3700" svg:viewBox="0 0 751 3701">
          <text:p/>
        </draw:connector>
        <draw:connector draw:style-name="gr2" draw:text-style-name="P1" draw:layer="layout" draw:type="line" svg:x1="5.804cm" svg:y1="2.615cm" svg:x2="6.554cm" svg:y2="7.215cm" draw:start-shape="id1" draw:end-shape="id6" draw:end-glue-point="3" svg:d="M5804 2615l750 4600" svg:viewBox="0 0 751 4601">
          <text:p/>
        </draw:connector>
        <draw:connector draw:style-name="gr2" draw:text-style-name="P1" draw:layer="layout" draw:type="line" svg:x1="5.804cm" svg:y1="2.615cm" svg:x2="6.554cm" svg:y2="8.115cm" draw:start-shape="id1" draw:end-shape="id7" svg:d="M5804 2615l750 5500" svg:viewBox="0 0 751 5501">
          <text:p/>
        </draw:connector>
        <draw:custom-shape draw:style-name="gr3" draw:text-style-name="P2" xml:id="id8" draw:id="id8" draw:layer="layout" svg:width="4.55cm" svg:height="0.669cm" svg:x="1.254cm" svg:y="8.681cm">
          <text:p text:style-name="P1"><text:span text:style-name="T1">print2dArrayDou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9" draw:id="id9" draw:layer="layout" svg:width="4.55cm" svg:height="0.669cm" svg:x="6.554cm" svg:y="8.681cm">
          <text:p text:style-name="P1"><text:span text:style-name="T1">print1dArrayDou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line" svg:x1="5.804cm" svg:y1="9.015cm" svg:x2="6.554cm" svg:y2="9.015cm" draw:start-shape="id8" draw:start-glue-point="1" draw:end-shape="id9" svg:d="M5804 9015h750" svg:viewBox="0 0 751 1">
          <text:p/>
        </draw:connector>
        <draw:custom-shape draw:style-name="gr1" draw:text-style-name="P2" xml:id="id10" draw:id="id10" draw:layer="layout" svg:width="4.55cm" svg:height="0.669cm" svg:x="6.554cm" svg:y="4.081cm">
          <text:p text:style-name="P1"><text:span text:style-name="T1">saveci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line" svg:x1="5.804cm" svg:y1="2.615cm" svg:x2="6.554cm" svg:y2="4.415cm" draw:start-shape="id1" draw:end-shape="id10" svg:d="M5804 2615l750 1800" svg:viewBox="0 0 751 1801">
          <text:p/>
        </draw:connector>
        <draw:custom-shape draw:style-name="gr1" draw:text-style-name="P2" draw:layer="layout" svg:width="4.55cm" svg:height="0.669cm" svg:x="1.254cm" svg:y="9.581cm">
          <text:p text:style-name="P1"><text:span text:style-name="T1">freemem_ta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4.55cm" svg:height="0.669cm" svg:x="1.254cm" svg:y="10.481cm">
          <text:p text:style-name="P1"><text:span text:style-name="T1">outdebtaue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4.55cm" svg:height="0.669cm" svg:x="1.254cm" svg:y="11.381cm">
          <text:p text:style-name="P1"><text:span text:style-name="T1">outdebe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4.55cm" svg:height="0.669cm" svg:x="1.254cm" svg:y="12.281cm">
          <text:p text:style-name="P1"><text:span text:style-name="T1">outdebtau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9T15:58:00.359015532</meta:creation-date>
    <dc:date>2015-07-09T16:22:14.923821029</dc:date>
    <meta:editing-duration>PT39M8S</meta:editing-duration>
    <meta:editing-cycles>5</meta:editing-cycles>
    <meta:generator>LibreOffice/4.2.8.2$Linux_X86_64 LibreOffice_project/420m0$Build-2</meta:generator>
    <meta:document-statistic meta:object-count="23"/>
  </office:meta>
</office:document-meta>
</file>